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🏡 <text:span text:style-name="Strong_20_Emphasis">Return to the Village – Aftermath of the Vampire Hunt</text:span></text:h>
      <text:p text:style-name="Text_20_body"><text:span text:style-name="Strong_20_Emphasis">Location:</text:span> Elari's old home village – a peaceful, melancholic place tucked into a northern valley, possibly shrouded in mist or snow. It hasn’t fully recovered from the vampire attack years ago.</text:p>
      <text:h text:style-name="Heading_20_4" text:outline-level="4">🧓 Elari’s Father – <text:span text:style-name="Strong_20_Emphasis">Taren Veyne</text:span></text:h>
      <text:list text:style-name="L1">
        <text:list-item>
          <text:p text:style-name="P1">A quiet, weathered man, once a sturdy herbalist now turned village elder.</text:p>
        </text:list-item>
        <text:list-item>
          <text:p text:style-name="P1">Still runs a modest herb shop with help from his daughter.</text:p>
        </text:list-item>
        <text:list-item>
          <text:p text:style-name="P1">Holds no hatred—only sorrow. Appreciates Celestina’s efforts even after all these years.</text:p>
        </text:list-item>
      </text:list>
      <text:p text:style-name="Text_20_body"><text:span text:style-name="Strong_20_Emphasis">Special Dialogue (if Celestina is present):</text:span></text:p>
      <text:p text:style-name="Quotations"><text:span text:style-name="Strong_20_Emphasis">Taren:</text:span> “I never blamed you, Celestina. Not then. Not now. He was already lost… but knowing you tried—that you still carry it… it means more than you think.”<text:line-break/><text:span text:style-name="Strong_20_Emphasis">Celestina:</text:span> “I wasn’t strong enough then. But I made sure he wouldn’t hurt anyone else again.”<text:line-break/><text:span text:style-name="Strong_20_Emphasis">Taren:</text:span> <text:span text:style-name="Emphasis">[nods]</text:span> “That’s all a father could ask for.”</text:p>
      <text:p text:style-name="Text_20_body">Reward: He gifts the player a rare alchemical ingredient or unique support card — maybe something called <text:span text:style-name="Strong_20_Emphasis">“Tears of Lethe”</text:span> – a token of release and remembrance.</text:p>
      <text:p text:style-name="Horizontal_20_Line"/>
      <text:h text:style-name="Heading_20_4" text:outline-level="4">👧 Elari’s Younger Sister – <text:span text:style-name="Strong_20_Emphasis">Mira Veyne</text:span></text:h>
      <text:list text:style-name="L2">
        <text:list-item>
          <text:p text:style-name="P2">A young herbalist-in-training, about 10 when the tragedy happened, now a teenager or young adult.</text:p>
        </text:list-item>
        <text:list-item>
          <text:p text:style-name="P2">Doesn’t remember much of her brother after the turn—only fear and confusion.</text:p>
        </text:list-item>
        <text:list-item>
          <text:p text:style-name="P2">Her dialogue focuses more on healing and moving forward.</text:p>
        </text:list-item>
      </text:list>
      <text:p text:style-name="Text_20_body"><text:span text:style-name="Strong_20_Emphasis">Special Dialogue:</text:span></text:p>
      <text:p text:style-name="Quotations"><text:span text:style-name="Strong_20_Emphasis">Mira:</text:span> “I thought I hated him. For what he did. For what he became. But… I think he was just scared.”<text:line-break/><text:span text:style-name="Strong_20_Emphasis">Celestina:</text:span> “He was. But he wasn’t a monster. Not until the curse took everything.”<text:line-break/><text:span text:style-name="Strong_20_Emphasis">Mira:</text:span> “Then I’m glad it was you. Someone who remembered who he was.”</text:p>
      <text:p text:style-name="Text_20_body">Reward (optional): If a player has Celestina talk to Mira first, she might give a <text:span text:style-name="Strong_20_Emphasis">“Memory Charm”</text:span> – a passive trinket that boosts resistance to curses or vampiric effects.</text:p>
      <text:p text:style-name="Horizontal_20_Line"/>
      <text:h text:style-name="Heading_20_3" text:outline-level="3">🎭 Optional Closing Scene:</text:h>
      <text:p text:style-name="Text_20_body">If the player completed the whole arc with Celestina in the party, you can trigger a <text:span text:style-name="Strong_20_Emphasis">quiet night scene</text:span> where she reflects alone:</text:p>
      <text:p text:style-name="Quotations">“Sometimes… the only way to heal a wound is to reopen it. And let it bleed.”</text:p>
      <text:p text:style-name="Text_20_body"><text:soft-page-break/>Or, if the player has the spirit guide respond:</text:p>
      <text:p text:style-name="Quotations"><text:span text:style-name="Strong_20_Emphasis">Spirit:</text:span> “You did what you could.”<text:line-break/><text:span text:style-name="Strong_20_Emphasis">Celestina:</text:span> “No. I did what I <text:span text:style-name="Emphasis">had</text:span> to. That’s not the same. But it’s enough… for now.”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4T16:23:16.790511900</meta:creation-date>
    <dc:date>2025-07-04T16:23:40.034151179</dc:date>
    <meta:editing-duration>PT23S</meta:editing-duration>
    <meta:editing-cycles>1</meta:editing-cycles>
    <meta:document-statistic meta:table-count="0" meta:image-count="0" meta:object-count="0" meta:page-count="2" meta:paragraph-count="21" meta:word-count="368" meta:character-count="2105" meta:non-whitespace-character-count="1760"/>
    <meta:generator>LibreOffice/25.2.4.3$Linux_X86_64 LibreOffice_project/520$Build-3</meta:generator>
  </office:meta>
</office:document-meta>
</file>